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2.331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office:value-type="string" calcext:value-type="string">
            <text:p>date_rea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pm</text:p>
          </table:table-cell>
          <table:table-cell office:value-type="string" calcext:value-type="string">
            <text:p>MAX P9-50</text:p>
          </table:table-cell>
          <table:table-cell office:value-type="string" calcext:value-type="string">
            <text:p>MAX P50-P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  <table:table-cell office:value-type="string" calcext:value-type="string">
            <text:p>study was starting, programs were developed in the middle of the read and as such time couldn’t be estimated with the navigation history</text:p>
          </table:table-cell>
          <table:table-cell/>
          <table:table-cell table:formula="of:=MAX([.H1:.H43])" office:value-type="float" office:value="9.52941176470588" calcext:value-type="float">
            <text:p>9,52941176470588</text:p>
          </table:table-cell>
          <table:table-cell table:formula="of:=MAX([.H44:.H93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  <table:table-cell/>
          <table:table-cell table:formula="of:=[.D3]/[.E3]" office:value-type="float" office:value="1.78235294117647" calcext:value-type="float">
            <text:p>1,7823529411764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  <table:table-cell/>
          <table:table-cell table:formula="of:=[.D4]/[.E4]" office:value-type="float" office:value="2.18954248366013" calcext:value-type="float">
            <text:p>2,189542483660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  <table:table-cell/>
          <table:table-cell table:formula="of:=[.D5]/[.E5]" office:value-type="float" office:value="2.39166666666667" calcext:value-type="float">
            <text:p>2,391666666666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  <table:table-cell/>
          <table:table-cell table:formula="of:=[.D6]/[.E6]" office:value-type="float" office:value="1.32432432432432" calcext:value-type="float">
            <text:p>1,3243243243243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  <table:table-cell/>
          <table:table-cell table:formula="of:=[.D7]/[.E7]" office:value-type="float" office:value="2.31147540983607" calcext:value-type="float">
            <text:p>2,3114754098360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  <table:table-cell/>
          <table:table-cell table:formula="of:=[.D8]/[.E8]" office:value-type="float" office:value="2.49137931034483" calcext:value-type="float">
            <text:p>2,4913793103448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  <table:table-cell/>
          <table:table-cell table:formula="of:=[.D9]/[.E9]"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  <table:table-cell/>
          <table:table-cell table:formula="of:=[.D10]/[.E10]" office:value-type="float" office:value="2.28030303030303" calcext:value-type="float">
            <text:p>2,2803030303030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  <table:table-cell/>
          <table:table-cell table:formula="of:=[.D11]/[.E11]" office:value-type="float" office:value="3.94202898550725" calcext:value-type="float">
            <text:p>3,942028985507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  <table:table-cell/>
          <table:table-cell table:formula="of:=[.D12]/[.E12]" office:value-type="float" office:value="2.97727272727273" calcext:value-type="float">
            <text:p>2,9772727272727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  <table:table-cell/>
          <table:table-cell table:formula="of:=[.D13]/[.E13]" office:value-type="float" office:value="3.51" calcext:value-type="float">
            <text:p>3,5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  <table:table-cell/>
          <table:table-cell table:formula="of:=[.D14]/[.E14]" office:value-type="float" office:value="3.90566037735849" calcext:value-type="float">
            <text:p>3,9056603773584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  <table:table-cell/>
          <table:table-cell table:formula="of:=[.D15]/[.E15]" office:value-type="float" office:value="4.46" calcext:value-type="float">
            <text:p>4,4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  <table:table-cell/>
          <table:table-cell table:formula="of:=[.D16]/[.E16]" office:value-type="float" office:value="4.96969696969697" calcext:value-type="float">
            <text:p>4,9696969696969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  <table:table-cell/>
          <table:table-cell table:formula="of:=[.D17]/[.E17]" office:value-type="float" office:value="3.27272727272727" calcext:value-type="float">
            <text:p>3,272727272727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  <table:table-cell/>
          <table:table-cell table:formula="of:=[.D18]/[.E18]" office:value-type="float" office:value="3.7375" calcext:value-type="float">
            <text:p>3,73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  <table:table-cell/>
          <table:table-cell table:formula="of:=[.D19]/[.E19]" office:value-type="float" office:value="4.4" calcext:value-type="float">
            <text:p>4,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  <table:table-cell/>
          <table:table-cell table:formula="of:=[.D20]/[.E20]" office:value-type="float" office:value="5.37209302325581" calcext:value-type="float">
            <text:p>5,372093023255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  <table:table-cell/>
          <table:table-cell table:formula="of:=[.D21]/[.E21]" office:value-type="float" office:value="4.43333333333333" calcext:value-type="float">
            <text:p>4,4333333333333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  <table:table-cell/>
          <table:table-cell table:formula="of:=[.D22]/[.E22]" office:value-type="float" office:value="6.23255813953488" calcext:value-type="float">
            <text:p>6,2325581395348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  <table:table-cell/>
          <table:table-cell table:formula="of:=[.D23]/[.E23]" office:value-type="float" office:value="5.6031746031746" calcext:value-type="float">
            <text:p>5,60317460317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  <table:table-cell/>
          <table:table-cell table:formula="of:=[.D24]/[.E24]" office:value-type="float" office:value="5.58928571428571" calcext:value-type="float">
            <text:p>5,5892857142857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  <table:table-cell/>
          <table:table-cell table:formula="of:=[.D25]/[.E25]" office:value-type="float" office:value="5.80434782608696" calcext:value-type="float">
            <text:p>5,8043478260869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  <table:table-cell/>
          <table:table-cell table:formula="of:=[.D26]/[.E26]" office:value-type="float" office:value="4.6875" calcext:value-type="float">
            <text:p>4,68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  <table:table-cell/>
          <table:table-cell table:formula="of:=[.D27]/[.E27]" office:value-type="float" office:value="4.74137931034483" calcext:value-type="float">
            <text:p>4,7413793103448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  <table:table-cell/>
          <table:table-cell table:formula="of:=[.D28]/[.E28]" office:value-type="float" office:value="4.42307692307692" calcext:value-type="float">
            <text:p>4,4230769230769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  <table:table-cell/>
          <table:table-cell table:formula="of:=[.D29]/[.E29]" office:value-type="float" office:value="3.83544303797468" calcext:value-type="float">
            <text:p>3,8354430379746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  <table:table-cell/>
          <table:table-cell table:formula="of:=[.D30]/[.E30]" office:value-type="float" office:value="6.19565217391304" calcext:value-type="float">
            <text:p>6,1956521739130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  <table:table-cell/>
          <table:table-cell table:formula="of:=[.D31]/[.E31]" office:value-type="float" office:value="4.1830985915493" calcext:value-type="float">
            <text:p>4,183098591549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  <table:table-cell/>
          <table:table-cell table:formula="of:=[.D32]/[.E32]" office:value-type="float" office:value="3.38888888888889" calcext:value-type="float">
            <text:p>3,3888888888888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  <table:table-cell/>
          <table:table-cell table:formula="of:=[.D33]/[.E33]" office:value-type="float" office:value="5.6551724137931" calcext:value-type="float">
            <text:p>5,655172413793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  <table:table-cell/>
          <table:table-cell table:formula="of:=[.D34]/[.E34]" office:value-type="float" office:value="6.78260869565217" calcext:value-type="float">
            <text:p>6,7826086956521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  <table:table-cell/>
          <table:table-cell table:formula="of:=[.D35]/[.E35]"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JUN2025</text:p>
          </table:table-cell>
          <table:table-cell/>
          <table:table-cell table:formula="of:=[.D36]/[.E36]" office:value-type="float" office:value="6.69230769230769" calcext:value-type="float">
            <text:p>6,6923076923076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  <table:table-cell/>
          <table:table-cell table:formula="of:=[.D37]/[.E37]" office:value-type="float" office:value="5.04838709677419" calcext:value-type="float">
            <text:p>5,0483870967741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  <table:table-cell/>
          <table:table-cell table:formula="of:=[.D38]/[.E38]" office:value-type="float" office:value="7.07317073170732" calcext:value-type="float">
            <text:p>7,0731707317073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  <table:table-cell/>
          <table:table-cell table:formula="of:=[.D39]/[.E39]" office:value-type="float" office:value="8.67857142857143" calcext:value-type="float">
            <text:p>8,6785714285714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  <table:table-cell/>
          <table:table-cell table:formula="of:=[.D40]/[.E40]" office:value-type="float" office:value="8.33333333333333" calcext:value-type="float">
            <text:p>8,333333333333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  <table:table-cell/>
          <table:table-cell table:formula="of:=[.D41]/[.E41]" office:value-type="float" office:value="7.52083333333333" calcext:value-type="float">
            <text:p>7,5208333333333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  <table:table-cell/>
          <table:table-cell table:formula="of:=[.D42]/[.E42]" office:value-type="float" office:value="9.03571428571429" calcext:value-type="float">
            <text:p>9,0357142857142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  <table:table-cell/>
          <table:table-cell table:formula="of:=[.D43]/[.E43]" office:value-type="float" office:value="9.52941176470588" calcext:value-type="float">
            <text:p>9,5294117647058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  <table:table-cell/>
          <table:table-cell table:formula="of:=[.D44]/[.E44]" office:value-type="float" office:value="9.65625" calcext:value-type="float">
            <text:p>9,656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  <table:table-cell/>
          <table:table-cell table:formula="of:=[.D45]/[.E45]" office:value-type="float" office:value="7.46808510638298" calcext:value-type="float">
            <text:p>7,4680851063829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  <table:table-cell/>
          <table:table-cell table:formula="of:=[.D46]/[.E46]" office:value-type="float" office:value="10.3225806451613" calcext:value-type="float">
            <text:p>10,322580645161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  <table:table-cell/>
          <table:table-cell table:formula="of:=[.D47]/[.E47]" office:value-type="float" office:value="7.86046511627907" calcext:value-type="float">
            <text:p>7,8604651162790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  <table:table-cell/>
          <table:table-cell table:formula="of:=[.D48]/[.E48]" office:value-type="float" office:value="5.92452830188679" calcext:value-type="float">
            <text:p>5,9245283018867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  <table:table-cell/>
          <table:table-cell table:formula="of:=[.D49]/[.E49]" office:value-type="float" office:value="8.83783783783784" calcext:value-type="float">
            <text:p>8,8378378378378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  <table:table-cell/>
          <table:table-cell table:formula="of:=[.D50]/[.E50]" office:value-type="float" office:value="7.24489795918367" calcext:value-type="float">
            <text:p>7,2448979591836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  <table:table-cell/>
          <table:table-cell table:formula="of:=[.D51]/[.E51]" office:value-type="float" office:value="10.64" calcext:value-type="float">
            <text:p>10,6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  <table:table-cell/>
          <table:table-cell table:formula="of:=[.D52]/[.E52]" office:value-type="float" office:value="10.7407407407407" calcext:value-type="float">
            <text:p>10,740740740740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JUN2025</text:p>
          </table:table-cell>
          <table:table-cell/>
          <table:table-cell table:formula="of:=[.D53]/[.E53]" office:value-type="float" office:value="7.37142857142857" calcext:value-type="float">
            <text:p>7,3714285714285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4JUN2025</text:p>
          </table:table-cell>
          <table:table-cell office:value-type="string" calcext:value-type="string">
            <text:p>annoying outlier – keeping this datapoint but could be removed in future versions (original values : new_words = 1 | consult words = 4 | total words = 25 | time_minutes = 1)</text:p>
          </table:table-cell>
          <table:table-cell table:formula="of:=[.D54]/[.E54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JUN2025</text:p>
          </table:table-cell>
          <table:table-cell/>
          <table:table-cell table:formula="of:=[.D55]/[.E55]" office:value-type="float" office:value="12.3636363636364" calcext:value-type="float">
            <text:p>12,363636363636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JUN2025</text:p>
          </table:table-cell>
          <table:table-cell/>
          <table:table-cell table:formula="of:=[.D56]/[.E56]" office:value-type="float" office:value="9.67741935483871" calcext:value-type="float">
            <text:p>9,6774193548387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JUN2025</text:p>
          </table:table-cell>
          <table:table-cell/>
          <table:table-cell table:formula="of:=[.D57]/[.E57]" office:value-type="float" office:value="7.47058823529412" calcext:value-type="float">
            <text:p>7,4705882352941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formula="of:=[.D58]/[.E58]" office:value-type="float" office:value="12.625" calcext:value-type="float">
            <text:p>12,6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JUN2025</text:p>
          </table:table-cell>
          <table:table-cell/>
          <table:table-cell table:formula="of:=[.D59]/[.E59]" office:value-type="float" office:value="14.0952380952381" calcext:value-type="float">
            <text:p>14,095238095238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formula="of:=[.D60]/[.E60]" office:value-type="float" office:value="14.5625" calcext:value-type="float">
            <text:p>14,562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JUN2025</text:p>
          </table:table-cell>
          <table:table-cell/>
          <table:table-cell table:formula="of:=[.D61]/[.E61]" office:value-type="float" office:value="6.19565217391304" calcext:value-type="float">
            <text:p>6,1956521739130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JUN2025</text:p>
          </table:table-cell>
          <table:table-cell/>
          <table:table-cell table:formula="of:=[.D62]/[.E62]" office:value-type="float" office:value="7.28205128205128" calcext:value-type="float">
            <text:p>7,2820512820512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JUN2025</text:p>
          </table:table-cell>
          <table:table-cell/>
          <table:table-cell table:formula="of:=[.D63]/[.E63]" office:value-type="float" office:value="13.4285714285714" calcext:value-type="float">
            <text:p>13,428571428571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JUN2025</text:p>
          </table:table-cell>
          <table:table-cell/>
          <table:table-cell table:formula="of:=[.D64]/[.E64]" office:value-type="float" office:value="9.17391304347826" calcext:value-type="float">
            <text:p>9,1739130434782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N2025</text:p>
          </table:table-cell>
          <table:table-cell/>
          <table:table-cell table:formula="of:=[.D65]/[.E65]" office:value-type="float" office:value="17.8181818181818" calcext:value-type="float">
            <text:p>17,818181818181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JUN2025</text:p>
          </table:table-cell>
          <table:table-cell/>
          <table:table-cell table:formula="of:=[.D66]/[.E66]" office:value-type="float" office:value="12.6666666666667" calcext:value-type="float">
            <text:p>12,66666666666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formula="of:=[.D67]/[.E6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67" calcext:value-type="float">
            <text:p>2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JUN2025</text:p>
          </table:table-cell>
          <table:table-cell/>
          <table:table-cell table:formula="of:=[.D68]/[.E68]" office:value-type="float" office:value="9.53571428571429" calcext:value-type="float">
            <text:p>9,5357142857142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formula="of:=[.D69]/[.E69]" office:value-type="float" office:value="7.66666666666667" calcext:value-type="float">
            <text:p>7,6666666666666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JUN2025</text:p>
          </table:table-cell>
          <table:table-cell/>
          <table:table-cell table:formula="of:=[.D70]/[.E70]" office:value-type="float" office:value="8.18181818181818" calcext:value-type="float">
            <text:p>8,1818181818181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87" calcext:value-type="float">
            <text:p>2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6JUN2025</text:p>
          </table:table-cell>
          <table:table-cell/>
          <table:table-cell table:formula="of:=[.D71]/[.E71]" office:value-type="float" office:value="6.67441860465116" calcext:value-type="float">
            <text:p>6,674418604651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JUN2025</text:p>
          </table:table-cell>
          <table:table-cell/>
          <table:table-cell table:formula="of:=[.D72]/[.E72]" office:value-type="float" office:value="8.97297297297297" calcext:value-type="float">
            <text:p>8,9729729729729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99" calcext:value-type="float">
            <text:p>2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JUN2025</text:p>
          </table:table-cell>
          <table:table-cell/>
          <table:table-cell table:formula="of:=[.D73]/[.E73]" office:value-type="float" office:value="13.5909090909091" calcext:value-type="float">
            <text:p>13,590909090909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7JUN2025</text:p>
          </table:table-cell>
          <table:table-cell/>
          <table:table-cell table:formula="of:=[.D74]/[.E74]" office:value-type="float" office:value="9.19444444444444" calcext:value-type="float">
            <text:p>9,1944444444444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83" calcext:value-type="float">
            <text:p>2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JUN2025</text:p>
          </table:table-cell>
          <table:table-cell/>
          <table:table-cell table:formula="of:=[.D75]/[.E75]" office:value-type="float" office:value="9.12903225806452" calcext:value-type="float">
            <text:p>9,1290322580645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JUN2025</text:p>
          </table:table-cell>
          <table:table-cell/>
          <table:table-cell table:formula="of:=[.D76]/[.E76]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JUN2025</text:p>
          </table:table-cell>
          <table:table-cell/>
          <table:table-cell table:formula="of:=[.D77]/[.E77]" office:value-type="float" office:value="14.1904761904762" calcext:value-type="float">
            <text:p>14,190476190476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JUN2025</text:p>
          </table:table-cell>
          <table:table-cell/>
          <table:table-cell table:formula="of:=[.D78]/[.E78]" office:value-type="float" office:value="12.5263157894737" calcext:value-type="float">
            <text:p>12,526315789473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JUN2025</text:p>
          </table:table-cell>
          <table:table-cell/>
          <table:table-cell table:formula="of:=[.D79]/[.E79]" office:value-type="float" office:value="9.25" calcext:value-type="float">
            <text:p>9,2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67" calcext:value-type="float">
            <text:p>2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JUN2025</text:p>
          </table:table-cell>
          <table:table-cell/>
          <table:table-cell table:formula="of:=[.D80]/[.E80]" office:value-type="float" office:value="12.7142857142857" calcext:value-type="float">
            <text:p>12,714285714285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JUN2025</text:p>
          </table:table-cell>
          <table:table-cell/>
          <table:table-cell table:formula="of:=[.D81]/[.E81]" office:value-type="float" office:value="9.79310344827586" calcext:value-type="float">
            <text:p>9,7931034482758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formula="of:=[.D82]/[.E82]" office:value-type="float" office:value="10.6153846153846" calcext:value-type="float">
            <text:p>10,615384615384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JUN2025</text:p>
          </table:table-cell>
          <table:table-cell/>
          <table:table-cell table:formula="of:=[.D83]/[.E83]" office:value-type="float" office:value="10.4193548387097" calcext:value-type="float">
            <text:p>10,419354838709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formula="of:=[.D84]/[.E84]" office:value-type="float" office:value="10.8461538461538" calcext:value-type="float">
            <text:p>10,846153846153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332" calcext:value-type="float">
            <text:p>3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JUN2025</text:p>
          </table:table-cell>
          <table:table-cell/>
          <table:table-cell table:formula="of:=[.D85]/[.E85]" office:value-type="float" office:value="9.76470588235294" calcext:value-type="float">
            <text:p>9,764705882352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JUL2025</text:p>
          </table:table-cell>
          <table:table-cell/>
          <table:table-cell table:formula="of:=[.D86]/[.E86]" office:value-type="float" office:value="9.92" calcext:value-type="float">
            <text:p>9,9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JUL2025</text:p>
          </table:table-cell>
          <table:table-cell/>
          <table:table-cell table:formula="of:=[.D87]/[.E87]" office:value-type="float" office:value="16.65" calcext:value-type="float">
            <text:p>16,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59" calcext:value-type="float">
            <text:p>2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JUL2025</text:p>
          </table:table-cell>
          <table:table-cell/>
          <table:table-cell table:formula="of:=[.D88]/[.E88]" office:value-type="float" office:value="13.6315789473684" calcext:value-type="float">
            <text:p>13,631578947368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24" calcext:value-type="float">
            <text:p>3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JUL2025</text:p>
          </table:table-cell>
          <table:table-cell/>
          <table:table-cell table:formula="of:=[.D89]/[.E8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0]/[.E90]" office:value-type="float" office:value="17.5" calcext:value-type="float">
            <text:p>17,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11" calcext:value-type="float">
            <text:p>3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JUL2025</text:p>
          </table:table-cell>
          <table:table-cell/>
          <table:table-cell table:formula="of:=[.D91]/[.E91]" office:value-type="float" office:value="12.9583333333333" calcext:value-type="float">
            <text:p>12,958333333333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3" calcext:value-type="float">
            <text:p>3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2]/[.E92]" office:value-type="float" office:value="18.9375" calcext:value-type="float">
            <text:p>18,937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3]/[.E93]" office:value-type="float" office:value="17.0625" calcext:value-type="float">
            <text:p>17,0625</text:p>
          </table:table-cell>
          <table:table-cell table:number-columns-repeated="2"/>
        </table:table-row>
        <table:table-row table:style-name="ro1" table:number-rows-repeated="104848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3683" calcext:value-type="float">
            <text:p>3683</text:p>
          </table:table-cell>
          <table:table-cell table:formula="of:=SUM([$Sheet1.D$1:$Sheet1.D$1048576])" office:value-type="float" office:value="25789" calcext:value-type="float">
            <text:p>25789</text:p>
          </table:table-cell>
          <table:table-cell table:formula="of:=SUM([$Sheet1.E$1:$Sheet1.E$1048576])" office:value-type="float" office:value="4392" calcext:value-type="float">
            <text:p>4392</text:p>
          </table:table-cell>
          <table:table-cell table:formula="of:=[.C2]/60" office:value-type="float" office:value="73.2" calcext:value-type="float">
            <text:p>73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7-01T13:46:14.281227074</dc:date>
    <meta:editing-duration>PT5H36M23S</meta:editing-duration>
    <meta:editing-cycles>144</meta:editing-cycles>
    <meta:generator>LibreOffice/7.3.7.2$Linux_X86_64 LibreOffice_project/30$Build-2</meta:generator>
    <meta:document-statistic meta:table-count="2" meta:cell-count="665" meta:object-count="0"/>
  </office:meta>
</office:document-meta>
</file>